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x-locale-body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Text_20_body">
      <style:text-properties fo:font-size="8pt" style:font-size-asian="8pt" style:font-size-complex="8pt"/>
    </style:style>
    <style:style style:name="P4" style:family="paragraph" style:parent-style-name="Text_20_body" style:list-style-name="L1">
      <style:paragraph-properties fo:margin-left="0cm" fo:margin-right="0cm" fo:orphans="2" fo:widows="2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T1" style:family="text">
      <style:text-properties fo:font-variant="normal" fo:text-transform="none" fo:color="#1b1b1b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1b1b1b" style:font-name="arial" fo:font-size="12pt" fo:letter-spacing="normal" fo:font-style="normal" fo:font-weight="normal" fo:background-color="#f4f4f4" loext:char-shading-value="0"/>
    </style:style>
    <style:style style:name="T3" style:family="text">
      <style:text-properties officeooo:rsid="00154c84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officeooo:rsid="00154c84" style:font-size-asian="8pt" style:font-size-complex="8pt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4">Array.reduce (</text:span><text:span text:style-name="T5">acumulador, valor atual</text:span><text:span text:style-name="T4">, </text:span><text:span text:style-name="T5">index atual, array original</text:span><text:span text:style-name="T4">)</text:span></text:p>
      <text:p text:style-name="P1"/>
      <text:p text:style-name="P1">Se eu quiser fazer um novo array ou objeto terei que declarar um current value</text:p>
      <text:p text:style-name="P1"/>
      <text:p text:style-name="P1">The reduce() method executes a reducer function for each value of an array.</text:p>
      <text:p text:style-name="P1"/>
      <text:p text:style-name="P1">reduce() returns a single value which is the function's accumulated result.</text:p>
      <text:p text:style-name="P1"/>
      <text:p text:style-name="P1">reduce() does not execute the function for empty array elements.</text:p>
      <text:p text:style-name="P1"/>
      <text:p text:style-name="P1">reduce() does not change the original arra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x-locale-body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7:57:03.319275370</meta:creation-date>
    <dc:date>2021-10-08T14:35:40.515859807</dc:date>
    <meta:editing-duration>PT3H47M5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6" meta:word-count="64" meta:character-count="403" meta:non-whitespace-character-count="345"/>
  </office:meta>
</office:document-meta>
</file>